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onctionnement unique avec la dernière ligne pour 1 et 2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Bparret</text:p>
          </table:table-cell>
          <table:table-cell office:value-type="string" table:style-name="ce2">
            <text:p>Bpmarche</text:p>
          </table:table-cell>
          <table:table-cell office:value-type="string" table:style-name="ce2">
            <text:p>Moteu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3">
            <text:p>Bparret</text:p>
          </table:table-cell>
          <table:table-cell office:value-type="string" table:style-name="ce2">
            <text:p>Bpmarche</text:p>
          </table:table-cell>
          <table:table-cell office:value-type="string" table:style-name="ce2">
            <text:p>Moteu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3">
            <text:p>Bparret</text:p>
          </table:table-cell>
          <table:table-cell office:value-type="string" table:style-name="ce2">
            <text:p>Bpmarche</text:p>
          </table:table-cell>
          <table:table-cell office:value-type="string" table:style-name="ce2">
            <text:p>Moteur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reste avec etat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ste avec etat</text:p>
          </table:table-cell>
          <table:table-cell office:value-type="string" table:style-name="ce1">
            <text:p><text:s/>mais arret gagnant</text:p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Bparret</text:p>
          </table:table-cell>
          <table:table-cell office:value-type="string" table:style-name="ce2">
            <text:p>Bpmarche</text:p>
          </table:table-cell>
          <table:table-cell office:value-type="string" table:style-name="ce2">
            <text:p>Moteur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3">
            <text:p>Bparret</text:p>
          </table:table-cell>
          <table:table-cell office:value-type="string" table:style-name="ce2">
            <text:p>Bpmarche</text:p>
          </table:table-cell>
          <table:table-cell office:value-type="string" table:style-name="ce2">
            <text:p>Moteur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3">
            <text:p>Bparret</text:p>
          </table:table-cell>
          <table:table-cell office:value-type="string" table:style-name="ce2">
            <text:p>Bpmarche</text:p>
          </table:table-cell>
          <table:table-cell office:value-type="string" table:style-name="ce2">
            <text:p>Moteur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reste avec etat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ste avec l'etat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ste avec l'etat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ste avec etat</text:p>
          </table:table-cell>
          <table:table-cell office:value-type="string" table:style-name="ce1">
            <text:p><text:s/>mais marche gagnant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este avec l'etat</text:p>
          </table:table-cell>
          <table:table-cell office:value-type="string" table:style-name="ce1">
            <text:p>dernier prioritaire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este avec l'etat</text:p>
          </table:table-cell>
          <table:table-cell office:value-type="string" table:style-name="ce1">
            <text:p>dernier prioritaire</text:p>
          </table:table-cell>
          <table:table-cell table:number-columns-repeated="16369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Antoine Potty</meta:initial-creator>
    <dc:creator>Antoine Potty</dc:creator>
    <meta:creation-date>2022-10-13T13:10:37Z</meta:creation-date>
    <dc:date>2022-10-13T15:04:18Z</dc:date>
  </office:meta>
</office:document-meta>
</file>